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chap2</text:title></text:p>
      <text:p text:style-name="OrgTitle"/>
      <text:p text:style-name="OrgSubtitle"><text:initial-creator>tian</text:initial-creator></text:p>
      <text:p text:style-name="OrgSubtitle"/>
      <text:p text:style-name="OrgSubtitle"/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sec-1">1. Variables</text:a></text:p>
          <text:p text:style-name="Contents_20_1"><text:a xlink:type="simple" xlink:href="#sec-2">2. Principles</text:a></text:p>
          <text:p text:style-name="Contents_20_2"><text:a xlink:type="simple" xlink:href="#sec-2-1">2.1. Planck’s law</text:a></text:p>
          <text:p text:style-name="Contents_20_2"><text:a xlink:type="simple" xlink:href="#sec-2-2">2.2. Wein’s Displacement Law</text:a></text:p>
          <text:p text:style-name="Contents_20_2"><text:a xlink:type="simple" xlink:href="#sec-2-3">2.3. The Krichoff Radiation Law</text:a></text:p>
        </text:index-body>
      </text:table-of-content>
      <text:h text:style-name="Heading_20_1" text:outline-level="1">
<text:bookmark-start text:name="OrgXref.sec-1"/>
<text:bookmark text:name="sec-1"/>Variables
<text:bookmark-end text:name="OrgXref.sec-1"/></text:h>
      <text:p text:style-name="Text_20_body">Radiant
</text:p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Radiant</text:p>
              </table:table-cell>
              <table:table-cell table:style-name="OrgTblCellTB">
                <text:p text:style-name="OrgTableHeadingLeft">Symbol</text:p>
              </table:table-cell>
              <table:table-cell table:style-name="OrgTblCellTB">
                <text:p text:style-name="OrgTableHeadingLeft">Units</text:p>
              </table:table-cell>
              <table:table-cell table:style-name="OrgTblCellTB">
                <text:p text:style-name="OrgTableHeadingLeft">Definiti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Energy</text:p>
              </table:table-cell>
              <table:table-cell table:style-name="OrgTblCellT">
                <text:p text:style-name="OrgTableContentsLeft">Q<text:span text:style-name="OrgSubscript">rad</text:span></text:p>
              </table:table-cell>
              <table:table-cell table:style-name="OrgTblCellT">
                <text:p text:style-name="OrgTableContentsLeft">Joules(J)</text:p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Flux</text:p>
              </table:table-cell>
              <table:table-cell table:style-name="OrgTblCell">
                <text:p text:style-name="OrgTableContentsLeft">Φ<text:span text:style-name="OrgSubscript">rad</text:span></text:p>
              </table:table-cell>
              <table:table-cell table:style-name="OrgTblCell">
                <text:p text:style-name="OrgTableContentsLeft">Watts(W = J s<text:span text:style-name="OrgSuperscript">-1</text:span>)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Flux density</text:p>
              </table:table-cell>
              <table:table-cell table:style-name="OrgTblCell">
                <text:p text:style-name="OrgTableContentsLeft">M<text:span text:style-name="OrgSubscript">rad</text:span></text:p>
              </table:table-cell>
              <table:table-cell table:style-name="OrgTblCell">
                <text:p text:style-name="OrgTableContentsLeft">W m<text:span text:style-name="OrgSuperscript">-2</text:span>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Exitance</text:p>
              </table:table-cell>
              <table:table-cell table:style-name="OrgTblCell">
                <text:p text:style-name="OrgTableContentsLeft">M</text:p>
              </table:table-cell>
              <table:table-cell table:style-name="OrgTblCell">
                <text:p text:style-name="OrgTableContentsLeft">W m<text:span text:style-name="OrgSuperscript">-2</text:span>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Irradiance</text:p>
              </table:table-cell>
              <table:table-cell table:style-name="OrgTblCell">
                <text:p text:style-name="OrgTableContentsLeft">E</text:p>
              </table:table-cell>
              <table:table-cell table:style-name="OrgTblCell">
                <text:p text:style-name="OrgTableContentsLeft">W m<text:span text:style-name="OrgSuperscript">-2</text:span>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Intensity</text:p>
              </table:table-cell>
              <table:table-cell table:style-name="OrgTblCell">
                <text:p text:style-name="OrgTableContentsLeft">I</text:p>
              </table:table-cell>
              <table:table-cell table:style-name="OrgTblCell">
                <text:p text:style-name="OrgTableContentsLeft">W sr<text:span text:style-name="OrgSuperscript">-1</text:span>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Radiance</text:p>
              </table:table-cell>
              <table:table-cell table:style-name="OrgTblCell">
                <text:p text:style-name="OrgTableContentsLeft">L</text:p>
              </table:table-cell>
              <table:table-cell table:style-name="OrgTblCell">
                <text:p text:style-name="OrgTableContentsLeft">W sr<text:span text:style-name="OrgSuperscript">-1</text:span> m<text:span text:style-name="OrgSuperscript">-1</text:span>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L<text:span text:style-name="OrgSubscript">λ</text:span></text:p>
              </table:table-cell>
              <table:table-cell table:style-name="OrgTblCellB">
                <text:p text:style-name="OrgTableContentsLeft">W sr<text:span text:style-name="OrgSuperscript">-1</text:span> m<text:span text:style-name="OrgSuperscript">-1</text:span> μm<text:span text:style-name="OrgSuperscript">-1</text:span></text:p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p text:style-name="Text_20_body">Spectral Radiance
</text:p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Radiance</text:p>
              </table:table-cell>
              <table:table-cell table:style-name="OrgTblCellTB">
                <text:p text:style-name="OrgTableHeadingLeft">Symbol</text:p>
              </table:table-cell>
              <table:table-cell table:style-name="OrgTblCellTB">
                <text:p text:style-name="OrgTableHeadingLeft">Definition</text:p>
              </table:table-cell>
              <table:table-cell table:style-name="OrgTblCellTB">
                <text:p text:style-name="OrgTableHeadingLeft">Other Symbol</text:p>
              </table:table-cell>
              <table:table-cell table:style-name="OrgTblCellTB">
                <text:p text:style-name="OrgTableHeadingLeft">Value Range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At Sensor</text:p>
              </table:table-cell>
              <table:table-cell table:style-name="OrgTblCellT">
                <text:p text:style-name="OrgTableContentsLeft">L<text:span text:style-name="OrgSubscript">sat</text:span>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>L<text:span text:style-name="OrgSubscript">obs</text:span>, L<text:span text:style-name="OrgSubscript">sensor</text:span></text:p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At Atmosphere</text:p>
              </table:table-cell>
              <table:table-cell table:style-name="OrgTblCell">
                <text:p text:style-name="OrgTableContentsLeft">L<text:span text:style-name="OrgSubscript">up</text:span></text:p>
              </table:table-cell>
              <table:table-cell table:style-name="OrgTblCell">
                <text:p text:style-name="OrgTableContentsLeft">up-welling radiance</text:p>
              </table:table-cell>
              <table:table-cell table:style-name="OrgTblCell">
                <text:p text:style-name="OrgTableContentsLeft">L<text:span text:style-name="OrgSuperscript">↑</text:span><text:span text:style-name="OrgSubscript">atm</text:span>, L<text:span text:style-name="OrgSubscript">u</text:span>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At Atmosphere</text:p>
              </table:table-cell>
              <table:table-cell table:style-name="OrgTblCell">
                <text:p text:style-name="OrgTableContentsLeft">L<text:span text:style-name="OrgSubscript">down</text:span></text:p>
              </table:table-cell>
              <table:table-cell table:style-name="OrgTblCell">
                <text:p text:style-name="OrgTableContentsLeft">down-welling radiance</text:p>
              </table:table-cell>
              <table:table-cell table:style-name="OrgTblCell">
                <text:p text:style-name="OrgTableContentsLeft">L<text:span text:style-name="OrgSuperscript">↓</text:span><text:span text:style-name="OrgSubscript">atm</text:span>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At Surface</text:p>
              </table:table-cell>
              <table:table-cell table:style-name="OrgTblCellB">
                <text:p text:style-name="OrgTableContentsLeft">L<text:span text:style-name="OrgSubscript">surf</text:span></text:p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L<text:span text:style-name="OrgSubscript">G</text:span></text:p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p text:style-name="Text_20_body">Temperature
</text:p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>Symbol</text:p>
              </table:table-cell>
              <table:table-cell table:style-name="OrgTblCellTB">
                <text:p text:style-name="OrgTableHeadingLeft">Definition</text:p>
              </table:table-cell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/>
              </table:table-cell>
            </table:table-row>
          </table:table-header-rows>
          <table:table-rows>
            <table:table-row>
              <table:table-cell table:style-name="OrgTblCellTB">
                <text:p text:style-name="OrgTableContentsLeft">At TOA</text:p>
              </table:table-cell>
              <table:table-cell table:style-name="OrgTblCellTB">
                <text:p text:style-name="OrgTableContentsLeft">T<text:span text:style-name="OrgSubscript">B</text:span></text:p>
              </table:table-cell>
              <table:table-cell table:style-name="OrgTblCellTB">
                <text:p text:style-name="OrgTableContentsLeft"/>
              </table:table-cell>
              <table:table-cell table:style-name="OrgTblCellTB">
                <text:p text:style-name="OrgTableContentsLeft"/>
              </table:table-cell>
              <table:table-cell table:style-name="OrgTblCellTB">
                <text:p text:style-name="OrgTableContentsLeft"/>
              </table:table-cell>
            </table:table-row>
          </table:table-rows>
        </table:table>
      </text:section>
      <text:h text:style-name="Heading_20_1" text:outline-level="1">
<text:bookmark-start text:name="OrgXref.sec-2"/>
<text:bookmark text:name="sec-2"/>Principles
<text:bookmark-end text:name="OrgXref.sec-2"/></text:h>
      <text:h text:style-name="Heading_20_2" text:outline-level="2">
<text:bookmark-start text:name="OrgXref.sec-2-1"/>
<text:bookmark text:name="sec-2-1"/>Planck’s law
<text:bookmark-end text:name="OrgXref.sec-2-1"/></text:h>
      <text:p text:style-name="Text_20_body">M(λ, T) = 2πhc<text:span text:style-name="OrgSuperscript">2</text:span>λ<text:span text:style-name="OrgSuperscript">-5</text:span>[exp<text:span text:style-name="OrgSuperscript">hc/λkT~{}-1</text:span>]<text:span text:style-name="OrgSuperscript">-1</text:span>
</text:p>
      <text:h text:style-name="Heading_20_2" text:outline-level="2">
<text:bookmark-start text:name="OrgXref.sec-2-2"/>
<text:bookmark text:name="sec-2-2"/>Wein’s Displacement Law
<text:bookmark-end text:name="OrgXref.sec-2-2"/></text:h>
      <text:p text:style-name="Text_20_body">λ<text:span text:style-name="OrgSubscript">m</text:span> = A \ T (μm)
</text:p>
      <text:h text:style-name="Heading_20_2" text:outline-level="2">
<text:bookmark-start text:name="OrgXref.sec-2-3"/>
<text:bookmark text:name="sec-2-3"/>The Krichoff Radiation Law
<text:bookmark-end text:name="OrgXref.sec-2-3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ian</dc:creator>
    <meta:initial-creator>tian</meta:initial-creator>
    <dc:date>2014-09-23T20:48:41</dc:date>
    <meta:creation-date>2014-09-23T20:48:41</meta:creation-date>
    <meta:generator/>
    <meta:keyword>nil</meta:keyword>
    <dc:subject>nil</dc:subject>
    <dc:title>chap2</dc:title>
  </office:meta>
</office:document-meta>
</file>